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af5aa"/>
    </style:style>
    <style:style style:name="P2" style:family="paragraph" style:parent-style-name="Standard">
      <style:text-properties officeooo:rsid="00041557" officeooo:paragraph-rsid="000af5aa"/>
    </style:style>
    <style:style style:name="P3" style:family="paragraph" style:parent-style-name="Standard">
      <style:text-properties officeooo:rsid="00041557" officeooo:paragraph-rsid="000c05f1"/>
    </style:style>
    <style:style style:name="P4" style:family="paragraph" style:parent-style-name="Standard">
      <style:text-properties officeooo:paragraph-rsid="000c05f1"/>
    </style:style>
    <style:style style:name="P5" style:family="paragraph" style:parent-style-name="Standard">
      <style:text-properties officeooo:rsid="000e5e70" officeooo:paragraph-rsid="000e5e70"/>
    </style:style>
    <style:style style:name="P6" style:family="paragraph" style:parent-style-name="Standard">
      <style:text-properties officeooo:rsid="000e5e70" officeooo:paragraph-rsid="000e5e70"/>
    </style:style>
    <style:style style:name="P7" style:family="paragraph" style:parent-style-name="Footer">
      <style:text-properties officeooo:rsid="000a18d0" officeooo:paragraph-rsid="000a18d0"/>
    </style:style>
    <style:style style:name="T1" style:family="text">
      <style:text-properties officeooo:rsid="000af5aa"/>
    </style:style>
    <style:style style:name="T2" style:family="text">
      <style:text-properties officeooo:rsid="0005ec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variable_utilisee_deux_fois" text:name="variable_utilisee_deux_fois"/>
      </text:user-field-decls>
      <text:p text:style-name="P5">Test d’ajout de texte formaté en html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fr" fo:country="F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cm" style:type="center"/>
          <style:tab-stop style:position="16.97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18d0" officeooo:paragraph-rsid="000a18d0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none" fo:padding="0cm" style:writing-mode="lr-tb" style:footnote-max-height="0cm">
        <style:footnote-sep style:width="0.018cm" style:line-style="solid" style:adjustment="left" style:rel-width="2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meta:editing-cycles>16</meta:editing-cycles>
    <meta:creation-date>2008-08-22T11:41:04</meta:creation-date>
    <dc:date>2018-04-23T16:24:51.206519389</dc:date>
    <meta:editing-duration>PT27M18S</meta:editing-duration>
    <meta:document-statistic meta:table-count="0" meta:image-count="0" meta:object-count="0" meta:page-count="1" meta:paragraph-count="1" meta:word-count="7" meta:character-count="37" meta:non-whitespace-character-count="31"/>
  </office:meta>
</office:document-meta>
</file>